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style:text-underline-style="solid" style:text-underline-width="auto" style:text-underline-color="font-color" fo:font-weight="bold" officeooo:rsid="000bef67" officeooo:paragraph-rsid="000bef67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officeooo:paragraph-rsid="001087e7"/>
    </style:style>
    <style:style style:name="P3" style:family="paragraph" style:parent-style-name="Footer">
      <style:paragraph-properties fo:text-align="start" style:justify-single-word="false"/>
      <style:text-properties officeooo:rsid="00261ff3" officeooo:paragraph-rsid="00138b19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0c711b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0de5e0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0e2584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01087e7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Ubuntu" style:text-underline-style="none" fo:font-weight="bold" officeooo:rsid="000bef67" officeooo:paragraph-rsid="000c711b" style:font-weight-asian="bold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Ubuntu" style:text-underline-style="none" fo:font-weight="bold" officeooo:rsid="000c711b" officeooo:paragraph-rsid="000c711b" style:font-weight-asian="bold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Ubuntu" style:text-underline-style="none" fo:font-weight="bold" officeooo:rsid="000de5e0" officeooo:paragraph-rsid="000de5e0" style:font-weight-asian="bold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Ubuntu" style:text-underline-style="none" fo:font-weight="bold" officeooo:rsid="001087e7" officeooo:paragraph-rsid="001087e7" style:font-weight-asian="bold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Ubuntu" style:text-underline-style="none" fo:font-weight="normal" officeooo:rsid="000c711b" officeooo:paragraph-rsid="000c711b" style:font-weight-asian="normal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Ubuntu" style:text-underline-style="none" fo:font-weight="normal" officeooo:rsid="000de5e0" officeooo:paragraph-rsid="000de5e0" style:font-weight-asian="normal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Ubuntu" style:text-underline-style="none" fo:font-weight="normal" officeooo:rsid="000e2584" officeooo:paragraph-rsid="000e2584" style:font-weight-asian="normal" style:font-weight-complex="normal"/>
    </style:style>
    <style:style style:name="T1" style:family="text">
      <style:text-properties style:font-name="Ubuntu" style:text-underline-style="none" fo:font-weight="normal" officeooo:rsid="000bef67" style:font-weight-asian="normal" style:font-weight-complex="normal"/>
    </style:style>
    <style:style style:name="T2" style:family="text">
      <style:text-properties style:font-name="Ubuntu" style:text-underline-style="none" fo:font-weight="normal" officeooo:rsid="000c711b" style:font-weight-asian="normal" style:font-weight-complex="normal"/>
    </style:style>
    <style:style style:name="T3" style:family="text">
      <style:text-properties style:font-name="Ubuntu" style:text-underline-style="none" fo:font-weight="normal" officeooo:rsid="000de5e0" style:font-weight-asian="normal" style:font-weight-complex="normal"/>
    </style:style>
    <style:style style:name="T4" style:family="text">
      <style:text-properties style:font-name="Ubuntu" style:text-underline-style="none" fo:font-weight="normal" officeooo:rsid="001087e7" style:font-weight-asian="normal" style:font-weight-complex="normal"/>
    </style:style>
    <style:style style:name="T5" style:family="text">
      <style:text-properties style:font-name="Ubuntu" style:text-underline-style="none" fo:font-weight="normal" officeooo:rsid="00269298" style:font-weight-asian="normal" style:font-weight-complex="normal"/>
    </style:style>
    <style:style style:name="T6" style:family="text">
      <style:text-properties style:font-name="Ubuntu" style:text-underline-style="none" fo:font-weight="normal" officeooo:rsid="000e2584" style:font-weight-asian="normal" style:font-weight-complex="normal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MONSTRATION OF CODE MODERNIZATION PROCESS</text:p>
      <text:p text:style-name="P1"/>
      <text:p text:style-name="P2"><text:span text:style-name="T1">Using the legacy </text:span><text:span text:style-name="T2">PowerShell</text:span><text:span text:style-name="T1"> code provided, we implement the modernization process we have designed to demo</text:span><text:span text:style-name="T4">n</text:span><text:span text:style-name="T1">strate how it works.</text:span></text:p>
      <text:list xml:id="list903191834" text:style-name="L1">
        <text:list-item>
          <text:p text:style-name="P8">STEP 1</text:p>
          <text:p text:style-name="P4"><text:span text:style-name="T2">Download the PowerShell package for </text:span><text:span text:style-name="T4">L</text:span><text:span text:style-name="T2">inux and run it on your local machine. Run your code and check if it runs properly.</text:span></text:p>
          <text:p text:style-name="P12"/>
        </text:list-item>
        <text:list-item>
          <text:p text:style-name="P9">STEP 2</text:p>
          <text:p text:style-name="P5"><text:span text:style-name="T2">Create a container image with the correct packages and resources to properly run your code. </text:span><text:span text:style-name="T3">Package our code into the container image for easy deployment and management. Test the docker image on our local machine before pushing it to a repository (private or public).</text:span></text:p>
          <text:p text:style-name="P13"/>
        </text:list-item>
        <text:list-item>
          <text:p text:style-name="P10">STEP 3</text:p>
          <text:p text:style-name="P5"><text:span text:style-name="T2"><text:s/></text:span><text:span text:style-name="T1"><text:s/></text:span><text:span text:style-name="T3">Prepare your cloud environment by provisioning and configuring the needed resources. Install the needed packages and correctly configure them.</text:span></text:p>
          <text:p text:style-name="P13"/>
        </text:list-item>
        <text:list-item>
          <text:p text:style-name="P10">STEP 4</text:p>
          <text:p text:style-name="P6"><text:span text:style-name="T3">Configure the prefer</text:span><text:span text:style-name="T4">r</text:span><text:span text:style-name="T3">ed </text:span><text:span text:style-name="T4">K</text:span><text:span text:style-name="T5">ubernetes platform tool </text:span><text:span text:style-name="T6">to access your container image repository to enable the image to be pulled. With this we </text:span><text:span text:style-name="T4">can </text:span><text:span text:style-name="T6">write scripts to automatically deploy our containers, manage and perform regular service health checks on our containers.</text:span></text:p>
          <text:p text:style-name="P14"/>
        </text:list-item>
        <text:list-item>
          <text:p text:style-name="P11">STEP 5</text:p>
          <text:p text:style-name="P7"><text:span text:style-name="T4">Test the functionality of the built infrastructure by running some code and analyzing the results.</text:span><text:span text:style-name="T3"> 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officeooo:rsid="00261ff3" officeooo:paragraph-rsid="00138b1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Chimezirim Ugochukwu <text:s text:c="101"/>L00170994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3T18:59:39.285149786</meta:creation-date>
    <dc:date>2022-11-23T21:09:59.940522367</dc:date>
    <meta:editing-duration>PT40M2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13" meta:word-count="182" meta:character-count="1234" meta:non-whitespace-character-count="966"/>
  </office:meta>
</office:document-meta>
</file>